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Chancery L" fo:font-size="22pt" officeooo:rsid="00067bd3" officeooo:paragraph-rsid="00067bd3" style:font-size-asian="19.25pt" style:font-size-complex="22pt"/>
    </style:style>
    <style:style style:name="P2" style:family="paragraph" style:parent-style-name="Standard">
      <style:text-properties style:font-name="URW Chancery L" fo:font-size="22pt" officeooo:rsid="0007e9b9" officeooo:paragraph-rsid="0007e9b9" style:font-size-asian="19.25pt" style:font-size-complex="22pt"/>
    </style:style>
    <style:style style:name="T1" style:family="text">
      <style:text-properties officeooo:rsid="0007e9b9"/>
    </style:style>
    <style:style style:name="T2" style:family="text">
      <style:text-properties officeooo:rsid="00090f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my sweetheart,</text:p>
      <text:p text:style-name="P1">i don’t even know where to begin, to describe what you are like, or what you are to me.This is no apology letter,it was thought of a while ago but i couldn’t get it done,my bad.</text:p>
      <text:p text:style-name="P1">This is for <text:s/>that one person who i have told many times and wont mind sharing it with him again and again that how important he is to me., that how sweet he,how different i find him from every other guy. Baby you are what i always wanted.</text:p>
      <text:p text:style-name="P1"><text:tab/>Sometimes i feel how can i say that my life has turned to shit when i got a great gift in your form.You support me when no one else does,yeah we have our diffrences and i let u know about my dislikes or concerns from time to time.This time its for the so many things you’ve always been doing right and that i keep telling <text:s/>you about too. I love you, i’m in lovee with your form,with your presence, with your attitude,with you sweetness, with your body and body parts :P . </text:p>
      <text:p text:style-name="P1"><text:tab/>Anyway swetheart, i know this is no new letter,this is nothing nnew m going to say,yet now you are no longer with me, but now you’ve become a part of me,<text:span text:style-name="T1">a really strong one.I know sometimes i tend to irritate you with my stupid questions but baby i have lost a few things and you know in which form i’m talking about and loosing anyone now is nothing short of an attack <text:s/>for me, hence can’t be apart from you.You’re my drug,truely!</text:span></text:p>
      <text:p text:style-name="P2"><text:soft-page-break/>Baby anything can happen things that are happening are making me realise that i cannot stay afraid always, and that i need to step out and face things and deal with them as they come. All i know is what i feel,i know the four people who are my lifeline and you are one of them.I cannot say what the future holds or what form i’ll be in but only that i truely love you a lot.I can’t promise you anything else except to love you with all my heart your every form.</text:p>
      <text:p text:style-name="P2"><text:tab/><text:tab/><text:tab/><text:tab/><text:tab/><text:tab/><text:tab/><text:tab/><text:tab/> <text:s text:c="13"/>-<text:span text:style-name="T2">Love you</text:span></text:p>
      <text:p text:style-name="P2"><text:tab/><text:tab/><text:tab/><text:tab/><text:tab/><text:tab/><text:tab/><text:tab/><text:tab/> <text:s text:c="14"/><text:span text:style-name="T2">Alway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1:47:04.791320636</meta:creation-date>
    <dc:date>2017-07-17T22:08:36.832441007</dc:date>
    <meta:editing-duration>PT1M10S</meta:editing-duration>
    <meta:editing-cycles>1</meta:editing-cycles>
    <meta:document-statistic meta:table-count="0" meta:image-count="0" meta:object-count="0" meta:page-count="2" meta:paragraph-count="8" meta:word-count="357" meta:character-count="1861" meta:non-whitespace-character-count="1459"/>
    <meta:generator>LibreOffice/5.1.6.2$Linux_X86_64 LibreOffice_project/10m0$Build-2</meta:generator>
  </office:meta>
</office:document-meta>
</file>